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erPropaga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Propagator.setLoggerFactory( LoggerToComponentMapper logg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Propagator.invokeLifecycleWorker( String beanName , Object bean , BeanDefinition 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erPropagator.getLifecycl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